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mic Sans MS" fo:font-size="13pt" fo:font-weight="normal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omic Sans MS"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omic Sans MS" fo:font-size="13pt" fo:font-weight="bold" style:font-size-asian="13pt" style:font-weight-asian="bold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S Mathéo Rondepierre, vendredi 14 décembre</text:p>
      <text:p text:style-name="P1"/>
      <text:p text:style-name="P1">Mathéo est arrivé en septembre 2017 à l'école de Fours. Il devait rentrer en CE1, mais par rapport à son niveau scolaire, il a suivi avec les CP. </text:p>
      <text:p text:style-name="P3"/>
      <text:p text:style-name="P3">Lecture </text:p>
      <text:p text:style-name="P1"><text:tab/>A l'heure actuelle Mathéo suit avec les CP alors qu'il est en âge d'être en CE2. Il commence à entrer dans la combinatoire, mais ne retient pas les mots-outils de façon globale. L'encodage est un exercice difficile.</text:p>
      <text:p text:style-name="P1"/>
      <text:p text:style-name="P3">Ecriture </text:p>
      <text:p text:style-name="P3"/>
      <text:p text:style-name="P1"><text:s/></text:p>
      <text:p text:style-name="P1"/>
      <text:p text:style-name="P3">Mathématiques</text:p>
      <text:p text:style-name="P1"/>
      <text:p text:style-name="P1"><text:tab/></text:p>
      <text:p text:style-name="P1"/>
      <text:p text:style-name="P3">Comportement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brina Agnellini</meta:initial-creator>
    <meta:creation-date>2018-12-05T20:36:54.63</meta:creation-date>
    <meta:document-statistic meta:table-count="0" meta:image-count="0" meta:object-count="0" meta:page-count="1" meta:paragraph-count="9" meta:word-count="75" meta:character-count="450"/>
    <dc:date>2018-12-05T21:03:12.44</dc:date>
    <dc:creator>Sabrina Agnellini</dc:creator>
    <meta:editing-duration>PT11M7S</meta:editing-duration>
    <meta:editing-cycles>1</meta:editing-cycles>
    <meta:generator>OpenOffice/4.1.5$Win32 OpenOffice.org_project/415m1$Build-9789</meta:generator>
  </office:meta>
</office:document-meta>
</file>